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76.65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88.21pt"/>
    </style:style>
    <style:style style:name="co14" style:family="table-column">
      <style:table-column-properties fo:break-before="auto" style:column-width="261.01pt"/>
    </style:style>
    <style:style style:name="co15" style:family="table-column">
      <style:table-column-properties fo:break-before="auto" style:column-width="53.49pt"/>
    </style:style>
    <style:style style:name="co16" style:family="table-column">
      <style:table-column-properties fo:break-before="auto" style:column-width="31.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one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22168424911797" calcext:value-type="float">
            <text:p>0.00221684249118</text:p>
          </table:table-cell>
          <table:table-cell office:value-type="float" office:value="12075233" calcext:value-type="float">
            <text:p>12075233</text:p>
          </table:table-cell>
          <table:table-cell office:value-type="float" office:value="0.0212655439972877" calcext:value-type="float">
            <text:p>0.021265543997288</text:p>
          </table:table-cell>
          <table:table-cell office:value-type="float" office:value="2062" calcext:value-type="float">
            <text:p>2062</text:p>
          </table:table-cell>
          <table:table-cell office:value-type="float" office:value="14.2278883457184" calcext:value-type="float">
            <text:p>14.2278883457184</text:p>
          </table:table-cell>
          <table:table-cell table:style-name="ce1" office:value-type="string" calcext:value-type="string">
            <text:p>9_Q_exp64</text:p>
          </table:table-cell>
          <table:table-cell table:style-name="ce1" office:value-type="string" calcext:value-type="string">
            <text:p>9_Q.v1.l0.ds1.l_combo0.ds_combo2.idays30.odays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99450920522213" calcext:value-type="float">
            <text:p>0.039945092052221</text:p>
          </table:table-cell>
          <table:table-cell office:value-type="float" office:value="208218.296875" calcext:value-type="float">
            <text:p>208218.296875</text:p>
          </table:table-cell>
          <table:table-cell office:value-type="float" office:value="0.158593863248825" calcext:value-type="float">
            <text:p>0.158593863248825</text:p>
          </table:table-cell>
          <table:table-cell office:value-type="float" office:value="2032" calcext:value-type="float">
            <text:p>2032</text:p>
          </table:table-cell>
          <table:table-cell office:value-type="float" office:value="82.6998589038849" calcext:value-type="float">
            <text:p>82.6998589038849</text:p>
          </table:table-cell>
          <table:table-cell office:value-type="string" calcext:value-type="string">
            <text:p>9_F_exp8</text:p>
          </table:table-cell>
          <table:table-cell office:value-type="string" calcext:value-type="string">
            <text:p>9_F.v1.l0.ds1.l_combo0.ds_combo4.idays60.odays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203358288854361" calcext:value-type="float">
            <text:p>0.002033582888544</text:p>
          </table:table-cell>
          <table:table-cell office:value-type="float" office:value="10889085" calcext:value-type="float">
            <text:p>10889085</text:p>
          </table:table-cell>
          <table:table-cell office:value-type="float" office:value="0.0219447556883097" calcext:value-type="float">
            <text:p>0.02194475568831</text:p>
          </table:table-cell>
          <table:table-cell office:value-type="float" office:value="2032" calcext:value-type="float">
            <text:p>2032</text:p>
          </table:table-cell>
          <table:table-cell office:value-type="float" office:value="81.64452958107" calcext:value-type="float">
            <text:p>81.64452958107</text:p>
          </table:table-cell>
          <table:table-cell table:style-name="ce1" office:value-type="string" calcext:value-type="string">
            <text:p>9_AA_exp8</text:p>
          </table:table-cell>
          <table:table-cell table:style-name="ce1" office:value-type="string" calcext:value-type="string">
            <text:p>9_AA.v1.l0.ds1.l_combo0.ds_combo2.idays60.odays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59737612307072" calcext:value-type="float">
            <text:p>0.035973761230707</text:p>
          </table:table-cell>
          <table:table-cell office:value-type="float" office:value="476818.75" calcext:value-type="float">
            <text:p>476818.75</text:p>
          </table:table-cell>
          <table:table-cell office:value-type="float" office:value="0.147394344210625" calcext:value-type="float">
            <text:p>0.147394344210625</text:p>
          </table:table-cell>
          <table:table-cell office:value-type="float" office:value="2062" calcext:value-type="float">
            <text:p>2062</text:p>
          </table:table-cell>
          <table:table-cell office:value-type="float" office:value="61.3253469467163" calcext:value-type="float">
            <text:p>61.3253469467163</text:p>
          </table:table-cell>
          <table:table-cell office:value-type="string" calcext:value-type="string">
            <text:p>9_AA_exp64</text:p>
          </table:table-cell>
          <table:table-cell office:value-type="string" calcext:value-type="string">
            <text:p>9_AA.v1.l0.ds1.l_combo0.ds_combo4.idays30.odays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22810276132077" calcext:value-type="float">
            <text:p>0.002281027613208</text:p>
          </table:table-cell>
          <table:table-cell office:value-type="float" office:value="8952528" calcext:value-type="float">
            <text:p>8952528</text:p>
          </table:table-cell>
          <table:table-cell office:value-type="float" office:value="0.0195227041840553" calcext:value-type="float">
            <text:p>0.019522704184055</text:p>
          </table:table-cell>
          <table:table-cell office:value-type="float" office:value="2062" calcext:value-type="float">
            <text:p>2062</text:p>
          </table:table-cell>
          <table:table-cell office:value-type="float" office:value="31.0428326129913" calcext:value-type="float">
            <text:p>31.0428326129913</text:p>
          </table:table-cell>
          <table:table-cell table:style-name="ce1" office:value-type="string" calcext:value-type="string">
            <text:p>9_F_exp8</text:p>
          </table:table-cell>
          <table:table-cell table:style-name="ce1" office:value-type="string" calcext:value-type="string">
            <text:p>9_F.v1.l0.ds1.l_combo0.ds_combo2.idays30.odays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etwork 4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99450920522213" calcext:value-type="float">
            <text:p>0.039945092052221</text:p>
          </table:table-cell>
          <table:table-cell office:value-type="float" office:value="208218.296875" calcext:value-type="float">
            <text:p>208218.296875</text:p>
          </table:table-cell>
          <table:table-cell office:value-type="float" office:value="0.158593863248825" calcext:value-type="float">
            <text:p>0.158593863248825</text:p>
          </table:table-cell>
          <table:table-cell office:value-type="float" office:value="2032" calcext:value-type="float">
            <text:p>2032</text:p>
          </table:table-cell>
          <table:table-cell office:value-type="float" office:value="82.6998589038849" calcext:value-type="float">
            <text:p>82.6998589038849</text:p>
          </table:table-cell>
          <table:table-cell office:value-type="string" calcext:value-type="string">
            <text:p>9_F_exp8</text:p>
          </table:table-cell>
          <table:table-cell office:value-type="string" calcext:value-type="string">
            <text:p>9_F.v1.l0.ds1.l_combo0.ds_combo4.idays60.odays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4:00:57.855235807</dc:date>
    <meta:editing-duration>PT2M12S</meta:editing-duration>
    <meta:editing-cycles>1</meta:editing-cycles>
    <meta:document-statistic meta:table-count="1" meta:cell-count="139" meta:object-count="0"/>
    <meta:generator>LibreOffice/6.0.7.3$Linux_X86_64 LibreOffice_project/00m0$Build-3</meta:generator>
  </office:meta>
</office:document-meta>
</file>